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G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F''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34787" calcext:value-type="float">
            <text:p>-0.534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057" calcext:value-type="float">
            <text:p>0.33205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46523" calcext:value-type="float">
            <text:p>0.946523</text:p>
          </table:table-cell>
          <table:table-cell office:value-type="float" office:value="-0.534728" calcext:value-type="float">
            <text:p>-0.534728</text:p>
          </table:table-cell>
          <table:table-cell office:value-type="float" office:value="0.00166029" calcext:value-type="float">
            <text:p>0.00166029</text:p>
          </table:table-cell>
          <table:table-cell office:value-type="float" office:value="0.0332055" calcext:value-type="float">
            <text:p>0.0332055</text:p>
          </table:table-cell>
          <table:table-cell office:value-type="float" office:value="0.332048" calcext:value-type="float">
            <text:p>0.3320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93066" calcext:value-type="float">
            <text:p>0.893066</text:p>
          </table:table-cell>
          <table:table-cell office:value-type="float" office:value="-0.534314" calcext:value-type="float">
            <text:p>-0.534314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.0664077" calcext:value-type="float">
            <text:p>0.0664077</text:p>
          </table:table-cell>
          <table:table-cell office:value-type="float" office:value="0.331984" calcext:value-type="float">
            <text:p>0.33198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9684" calcext:value-type="float">
            <text:p>0.839684</text:p>
          </table:table-cell>
          <table:table-cell office:value-type="float" office:value="-0.533191" calcext:value-type="float">
            <text:p>-0.533191</text:p>
          </table:table-cell>
          <table:table-cell office:value-type="float" office:value="0.0149415" calcext:value-type="float">
            <text:p>0.0149415</text:p>
          </table:table-cell>
          <table:table-cell office:value-type="float" office:value="0.0995985" calcext:value-type="float">
            <text:p>0.0995985</text:p>
          </table:table-cell>
          <table:table-cell office:value-type="float" office:value="0.331809" calcext:value-type="float">
            <text:p>0.3318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86463" calcext:value-type="float">
            <text:p>0.786463</text:p>
          </table:table-cell>
          <table:table-cell office:value-type="float" office:value="-0.531012" calcext:value-type="float">
            <text:p>-0.531012</text:p>
          </table:table-cell>
          <table:table-cell office:value-type="float" office:value="0.0265599" calcext:value-type="float">
            <text:p>0.0265599</text:p>
          </table:table-cell>
          <table:table-cell office:value-type="float" office:value="0.132764" calcext:value-type="float">
            <text:p>0.132764</text:p>
          </table:table-cell>
          <table:table-cell office:value-type="float" office:value="0.33147" calcext:value-type="float">
            <text:p>0.331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33528" calcext:value-type="float">
            <text:p>0.733528</text:p>
          </table:table-cell>
          <table:table-cell office:value-type="float" office:value="-0.52744" calcext:value-type="float">
            <text:p>-0.52744</text:p>
          </table:table-cell>
          <table:table-cell office:value-type="float" office:value="0.0414928" calcext:value-type="float">
            <text:p>0.0414928</text:p>
          </table:table-cell>
          <table:table-cell office:value-type="float" office:value="0.165885" calcext:value-type="float">
            <text:p>0.165885</text:p>
          </table:table-cell>
          <table:table-cell office:value-type="float" office:value="0.330911" calcext:value-type="float">
            <text:p>0.3309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1032" calcext:value-type="float">
            <text:p>0.681032</text:p>
          </table:table-cell>
          <table:table-cell office:value-type="float" office:value="-0.522157" calcext:value-type="float">
            <text:p>-0.522157</text:p>
          </table:table-cell>
          <table:table-cell office:value-type="float" office:value="0.0597346" calcext:value-type="float">
            <text:p>0.0597346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0.330079" calcext:value-type="float">
            <text:p>0.3300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29163" calcext:value-type="float">
            <text:p>0.629163</text:p>
          </table:table-cell>
          <table:table-cell office:value-type="float" office:value="-0.514874" calcext:value-type="float">
            <text:p>-0.514874</text:p>
          </table:table-cell>
          <table:table-cell office:value-type="float" office:value="0.0812769" calcext:value-type="float">
            <text:p>0.0812769</text:p>
          </table:table-cell>
          <table:table-cell office:value-type="float" office:value="0.23189" calcext:value-type="float">
            <text:p>0.23189</text:p>
          </table:table-cell>
          <table:table-cell office:value-type="float" office:value="0.328922" calcext:value-type="float">
            <text:p>0.3289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78133" calcext:value-type="float">
            <text:p>0.578133</text:p>
          </table:table-cell>
          <table:table-cell office:value-type="float" office:value="-0.505343" calcext:value-type="float">
            <text:p>-0.505343</text:p>
          </table:table-cell>
          <table:table-cell office:value-type="float" office:value="0.106108" calcext:value-type="float">
            <text:p>0.106108</text:p>
          </table:table-cell>
          <table:table-cell office:value-type="float" office:value="0.264709" calcext:value-type="float">
            <text:p>0.264709</text:p>
          </table:table-cell>
          <table:table-cell office:value-type="float" office:value="0.327389" calcext:value-type="float">
            <text:p>0.32738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28176" calcext:value-type="float">
            <text:p>0.528176</text:p>
          </table:table-cell>
          <table:table-cell office:value-type="float" office:value="-0.49337" calcext:value-type="float">
            <text:p>-0.49337</text:p>
          </table:table-cell>
          <table:table-cell office:value-type="float" office:value="0.134213" calcext:value-type="float">
            <text:p>0.134213</text:p>
          </table:table-cell>
          <table:table-cell office:value-type="float" office:value="0.297354" calcext:value-type="float">
            <text:p>0.297354</text:p>
          </table:table-cell>
          <table:table-cell office:value-type="float" office:value="0.325432" calcext:value-type="float">
            <text:p>0.325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9544" calcext:value-type="float">
            <text:p>0.479544</text:p>
          </table:table-cell>
          <table:table-cell office:value-type="float" office:value="-0.478825" calcext:value-type="float">
            <text:p>-0.478825</text:p>
          </table:table-cell>
          <table:table-cell office:value-type="float" office:value="0.165572" calcext:value-type="float">
            <text:p>0.165572</text:p>
          </table:table-cell>
          <table:table-cell office:value-type="float" office:value="0.32978" calcext:value-type="float">
            <text:p>0.32978</text:p>
          </table:table-cell>
          <table:table-cell office:value-type="float" office:value="0.323007" calcext:value-type="float">
            <text:p>0.32300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32499" calcext:value-type="float">
            <text:p>0.432499</text:p>
          </table:table-cell>
          <table:table-cell office:value-type="float" office:value="-0.461654" calcext:value-type="float">
            <text:p>-0.461654</text:p>
          </table:table-cell>
          <table:table-cell office:value-type="float" office:value="0.20016" calcext:value-type="float">
            <text:p>0.20016</text:p>
          </table:table-cell>
          <table:table-cell office:value-type="float" office:value="0.361938" calcext:value-type="float">
            <text:p>0.361938</text:p>
          </table:table-cell>
          <table:table-cell office:value-type="float" office:value="0.320071" calcext:value-type="float">
            <text:p>0.32007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873" calcext:value-type="float">
            <text:p>0.3873</text:p>
          </table:table-cell>
          <table:table-cell office:value-type="float" office:value="-0.441889" calcext:value-type="float">
            <text:p>-0.441889</text:p>
          </table:table-cell>
          <table:table-cell office:value-type="float" office:value="0.237949" calcext:value-type="float">
            <text:p>0.237949</text:p>
          </table:table-cell>
          <table:table-cell office:value-type="float" office:value="0.393776" calcext:value-type="float">
            <text:p>0.393776</text:p>
          </table:table-cell>
          <table:table-cell office:value-type="float" office:value="0.316589" calcext:value-type="float">
            <text:p>0.31658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44203" calcext:value-type="float">
            <text:p>0.344203</text:p>
          </table:table-cell>
          <table:table-cell office:value-type="float" office:value="-0.419652" calcext:value-type="float">
            <text:p>-0.419652</text:p>
          </table:table-cell>
          <table:table-cell office:value-type="float" office:value="0.278903" calcext:value-type="float">
            <text:p>0.278903</text:p>
          </table:table-cell>
          <table:table-cell office:value-type="float" office:value="0.425237" calcext:value-type="float">
            <text:p>0.425237</text:p>
          </table:table-cell>
          <table:table-cell office:value-type="float" office:value="0.312529" calcext:value-type="float">
            <text:p>0.3125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03445" calcext:value-type="float">
            <text:p>0.303445</text:p>
          </table:table-cell>
          <table:table-cell office:value-type="float" office:value="-0.39516" calcext:value-type="float">
            <text:p>-0.39516</text:p>
          </table:table-cell>
          <table:table-cell office:value-type="float" office:value="0.322981" calcext:value-type="float">
            <text:p>0.322981</text:p>
          </table:table-cell>
          <table:table-cell office:value-type="float" office:value="0.456261" calcext:value-type="float">
            <text:p>0.456261</text:p>
          </table:table-cell>
          <table:table-cell office:value-type="float" office:value="0.307865" calcext:value-type="float">
            <text:p>0.3078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65237" calcext:value-type="float">
            <text:p>0.265237</text:p>
          </table:table-cell>
          <table:table-cell office:value-type="float" office:value="-0.368717" calcext:value-type="float">
            <text:p>-0.368717</text:p>
          </table:table-cell>
          <table:table-cell office:value-type="float" office:value="0.370138" calcext:value-type="float">
            <text:p>0.370138</text:p>
          </table:table-cell>
          <table:table-cell office:value-type="float" office:value="0.486789" calcext:value-type="float">
            <text:p>0.486789</text:p>
          </table:table-cell>
          <table:table-cell office:value-type="float" office:value="0.30258" calcext:value-type="float">
            <text:p>0.3025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29754" calcext:value-type="float">
            <text:p>0.229754</text:p>
          </table:table-cell>
          <table:table-cell office:value-type="float" office:value="-0.34071" calcext:value-type="float">
            <text:p>-0.34071</text:p>
          </table:table-cell>
          <table:table-cell office:value-type="float" office:value="0.42032" calcext:value-type="float">
            <text:p>0.42032</text:p>
          </table:table-cell>
          <table:table-cell office:value-type="float" office:value="0.516756" calcext:value-type="float">
            <text:p>0.516756</text:p>
          </table:table-cell>
          <table:table-cell office:value-type="float" office:value="0.296663" calcext:value-type="float">
            <text:p>0.29666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97132" calcext:value-type="float">
            <text:p>0.197132</text:p>
          </table:table-cell>
          <table:table-cell office:value-type="float" office:value="-0.311595" calcext:value-type="float">
            <text:p>-0.311595</text:p>
          </table:table-cell>
          <table:table-cell office:value-type="float" office:value="0.473469" calcext:value-type="float">
            <text:p>0.473469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290111" calcext:value-type="float">
            <text:p>0.2901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-0.281872" calcext:value-type="float">
            <text:p>-0.281872</text:p>
          </table:table-cell>
          <table:table-cell office:value-type="float" office:value="0.529518" calcext:value-type="float">
            <text:p>0.529518</text:p>
          </table:table-cell>
          <table:table-cell office:value-type="float" office:value="0.574758" calcext:value-type="float">
            <text:p>0.574758</text:p>
          </table:table-cell>
          <table:table-cell office:value-type="float" office:value="0.282931" calcext:value-type="float">
            <text:p>0.28293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-0.25207" calcext:value-type="float">
            <text:p>-0.25207</text:p>
          </table:table-cell>
          <table:table-cell office:value-type="float" office:value="0.588395" calcext:value-type="float">
            <text:p>0.588395</text:p>
          </table:table-cell>
          <table:table-cell office:value-type="float" office:value="0.602666" calcext:value-type="float">
            <text:p>0.602666</text:p>
          </table:table-cell>
          <table:table-cell office:value-type="float" office:value="0.275136" calcext:value-type="float">
            <text:p>0.275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7026" calcext:value-type="float">
            <text:p>0.117026</text:p>
          </table:table-cell>
          <table:table-cell office:value-type="float" office:value="-0.222719" calcext:value-type="float">
            <text:p>-0.222719</text:p>
          </table:table-cell>
          <table:table-cell office:value-type="float" office:value="0.650024" calcext:value-type="float">
            <text:p>0.650024</text:p>
          </table:table-cell>
          <table:table-cell office:value-type="float" office:value="0.629765" calcext:value-type="float">
            <text:p>0.629765</text:p>
          </table:table-cell>
          <table:table-cell office:value-type="float" office:value="0.266751" calcext:value-type="float">
            <text:p>0.26675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961843" calcext:value-type="float">
            <text:p>0.0961843</text:p>
          </table:table-cell>
          <table:table-cell office:value-type="float" office:value="-0.194323" calcext:value-type="float">
            <text:p>-0.194323</text:p>
          </table:table-cell>
          <table:table-cell office:value-type="float" office:value="0.714319" calcext:value-type="float">
            <text:p>0.714319</text:p>
          </table:table-cell>
          <table:table-cell office:value-type="float" office:value="0.655998" calcext:value-type="float">
            <text:p>0.655998</text:p>
          </table:table-cell>
          <table:table-cell office:value-type="float" office:value="0.257809" calcext:value-type="float">
            <text:p>0.25780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781148" calcext:value-type="float">
            <text:p>0.0781148</text:p>
          </table:table-cell>
          <table:table-cell office:value-type="float" office:value="-0.167338" calcext:value-type="float">
            <text:p>-0.167338</text:p>
          </table:table-cell>
          <table:table-cell office:value-type="float" office:value="0.781193" calcext:value-type="float">
            <text:p>0.781193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0.248351" calcext:value-type="float">
            <text:p>0.24835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626569" calcext:value-type="float">
            <text:p>0.0626569</text:p>
          </table:table-cell>
          <table:table-cell office:value-type="float" office:value="-0.14215" calcext:value-type="float">
            <text:p>-0.14215</text:p>
          </table:table-cell>
          <table:table-cell office:value-type="float" office:value="0.850549" calcext:value-type="float">
            <text:p>0.850549</text:p>
          </table:table-cell>
          <table:table-cell office:value-type="float" office:value="0.705652" calcext:value-type="float">
            <text:p>0.705652</text:p>
          </table:table-cell>
          <table:table-cell office:value-type="float" office:value="0.238426" calcext:value-type="float">
            <text:p>0.2384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49615" calcext:value-type="float">
            <text:p>0.049615</text:p>
          </table:table-cell>
          <table:table-cell office:value-type="float" office:value="-0.119061" calcext:value-type="float">
            <text:p>-0.119061</text:p>
          </table:table-cell>
          <table:table-cell office:value-type="float" office:value="0.922289" calcext:value-type="float">
            <text:p>0.922289</text:p>
          </table:table-cell>
          <table:table-cell office:value-type="float" office:value="0.728981" calcext:value-type="float">
            <text:p>0.728981</text:p>
          </table:table-cell>
          <table:table-cell office:value-type="float" office:value="0.228092" calcext:value-type="float">
            <text:p>0.22809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87679" calcext:value-type="float">
            <text:p>0.0387679</text:p>
          </table:table-cell>
          <table:table-cell office:value-type="float" office:value="-0.0982797" calcext:value-type="float">
            <text:p>-0.0982797</text:p>
          </table:table-cell>
          <table:table-cell office:value-type="float" office:value="0.99631" calcext:value-type="float">
            <text:p>0.99631</text:p>
          </table:table-cell>
          <table:table-cell office:value-type="float" office:value="0.751259" calcext:value-type="float">
            <text:p>0.751259</text:p>
          </table:table-cell>
          <table:table-cell office:value-type="float" office:value="0.217411" calcext:value-type="float">
            <text:p>0.21741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298786" calcext:value-type="float">
            <text:p>0.0298786</text:p>
          </table:table-cell>
          <table:table-cell office:value-type="float" office:value="-0.0799159" calcext:value-type="float">
            <text:p>-0.0799159</text:p>
          </table:table-cell>
          <table:table-cell office:value-type="float" office:value="1.07251" calcext:value-type="float">
            <text:p>1.07251</text:p>
          </table:table-cell>
          <table:table-cell office:value-type="float" office:value="0.772454" calcext:value-type="float">
            <text:p>0.772454</text:p>
          </table:table-cell>
          <table:table-cell office:value-type="float" office:value="0.206455" calcext:value-type="float">
            <text:p>0.2064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227037" calcext:value-type="float">
            <text:p>0.0227037</text:p>
          </table:table-cell>
          <table:table-cell office:value-type="float" office:value="-0.0639875" calcext:value-type="float">
            <text:p>-0.0639875</text:p>
          </table:table-cell>
          <table:table-cell office:value-type="float" office:value="1.15076" calcext:value-type="float">
            <text:p>1.15076</text:p>
          </table:table-cell>
          <table:table-cell office:value-type="float" office:value="0.792543" calcext:value-type="float">
            <text:p>0.792543</text:p>
          </table:table-cell>
          <table:table-cell office:value-type="float" office:value="0.195294" calcext:value-type="float">
            <text:p>0.1952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170023" calcext:value-type="float">
            <text:p>0.0170023</text:p>
          </table:table-cell>
          <table:table-cell office:value-type="float" office:value="-0.0504283" calcext:value-type="float">
            <text:p>-0.0504283</text:p>
          </table:table-cell>
          <table:table-cell office:value-type="float" office:value="1.23098" calcext:value-type="float">
            <text:p>1.23098</text:p>
          </table:table-cell>
          <table:table-cell office:value-type="float" office:value="0.811509" calcext:value-type="float">
            <text:p>0.811509</text:p>
          </table:table-cell>
          <table:table-cell office:value-type="float" office:value="0.184007" calcext:value-type="float">
            <text:p>0.1840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125438" calcext:value-type="float">
            <text:p>0.0125438</text:p>
          </table:table-cell>
          <table:table-cell office:value-type="float" office:value="-0.0391027" calcext:value-type="float">
            <text:p>-0.0391027</text:p>
          </table:table-cell>
          <table:table-cell office:value-type="float" office:value="1.31303" calcext:value-type="float">
            <text:p>1.31303</text:p>
          </table:table-cell>
          <table:table-cell office:value-type="float" office:value="0.829343" calcext:value-type="float">
            <text:p>0.829343</text:p>
          </table:table-cell>
          <table:table-cell office:value-type="float" office:value="0.172669" calcext:value-type="float">
            <text:p>0.172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11387" calcext:value-type="float">
            <text:p>0.00911387</text:p>
          </table:table-cell>
          <table:table-cell office:value-type="float" office:value="-0.0298222" calcext:value-type="float">
            <text:p>-0.0298222</text:p>
          </table:table-cell>
          <table:table-cell office:value-type="float" office:value="1.39681" calcext:value-type="float">
            <text:p>1.39681</text:p>
          </table:table-cell>
          <table:table-cell office:value-type="float" office:value="0.846044" calcext:value-type="float">
            <text:p>0.846044</text:p>
          </table:table-cell>
          <table:table-cell office:value-type="float" office:value="0.16136" calcext:value-type="float">
            <text:p>0.1613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651896" calcext:value-type="float">
            <text:p>0.00651896</text:p>
          </table:table-cell>
          <table:table-cell office:value-type="float" office:value="-0.0223628" calcext:value-type="float">
            <text:p>-0.0223628</text:p>
          </table:table-cell>
          <table:table-cell office:value-type="float" office:value="1.4822" calcext:value-type="float">
            <text:p>1.4822</text:p>
          </table:table-cell>
          <table:table-cell office:value-type="float" office:value="0.861618" calcext:value-type="float">
            <text:p>0.861618</text:p>
          </table:table-cell>
          <table:table-cell office:value-type="float" office:value="0.150155" calcext:value-type="float">
            <text:p>0.15015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458897" calcext:value-type="float">
            <text:p>0.00458897</text:p>
          </table:table-cell>
          <table:table-cell office:value-type="float" office:value="-0.0164829" calcext:value-type="float">
            <text:p>-0.0164829</text:p>
          </table:table-cell>
          <table:table-cell office:value-type="float" office:value="1.56909" calcext:value-type="float">
            <text:p>1.56909</text:p>
          </table:table-cell>
          <table:table-cell office:value-type="float" office:value="0.876081" calcext:value-type="float">
            <text:p>0.876081</text:p>
          </table:table-cell>
          <table:table-cell office:value-type="float" office:value="0.139128" calcext:value-type="float">
            <text:p>0.13912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317818" calcext:value-type="float">
            <text:p>0.00317818</text:p>
          </table:table-cell>
          <table:table-cell office:value-type="float" office:value="-0.0119381" calcext:value-type="float">
            <text:p>-0.0119381</text:p>
          </table:table-cell>
          <table:table-cell office:value-type="float" office:value="1.65738" calcext:value-type="float">
            <text:p>1.65738</text:p>
          </table:table-cell>
          <table:table-cell office:value-type="float" office:value="0.889452" calcext:value-type="float">
            <text:p>0.889452</text:p>
          </table:table-cell>
          <table:table-cell office:value-type="float" office:value="0.128347" calcext:value-type="float">
            <text:p>0.12834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216495" calcext:value-type="float">
            <text:p>0.00216495</text:p>
          </table:table-cell>
          <table:table-cell office:value-type="float" office:value="-0.0084941" calcext:value-type="float">
            <text:p>-0.0084941</text:p>
          </table:table-cell>
          <table:table-cell office:value-type="float" office:value="1.74695" calcext:value-type="float">
            <text:p>1.74695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117876" calcext:value-type="float">
            <text:p>0.1178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145012" calcext:value-type="float">
            <text:p>0.00145012</text:p>
          </table:table-cell>
          <table:table-cell office:value-type="float" office:value="-0.00593575" calcext:value-type="float">
            <text:p>-0.00593575</text:p>
          </table:table-cell>
          <table:table-cell office:value-type="float" office:value="1.8377" calcext:value-type="float">
            <text:p>1.8377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0.107773" calcext:value-type="float">
            <text:p>0.10777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954857" calcext:value-type="float">
            <text:p>0.000954857</text:p>
          </table:table-cell>
          <table:table-cell office:value-type="float" office:value="-0.00407298" calcext:value-type="float">
            <text:p>-0.00407298</text:p>
          </table:table-cell>
          <table:table-cell office:value-type="float" office:value="1.92952" calcext:value-type="float">
            <text:p>1.92952</text:p>
          </table:table-cell>
          <table:table-cell office:value-type="float" office:value="0.923329" calcext:value-type="float">
            <text:p>0.923329</text:p>
          </table:table-cell>
          <table:table-cell office:value-type="float" office:value="0.0980863" calcext:value-type="float">
            <text:p>0.098086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617952" calcext:value-type="float">
            <text:p>0.000617952</text:p>
          </table:table-cell>
          <table:table-cell office:value-type="float" office:value="-0.00274372" calcext:value-type="float">
            <text:p>-0.00274372</text:p>
          </table:table-cell>
          <table:table-cell office:value-type="float" office:value="2.02233" calcext:value-type="float">
            <text:p>2.02233</text:p>
          </table:table-cell>
          <table:table-cell office:value-type="float" office:value="0.932672" calcext:value-type="float">
            <text:p>0.932672</text:p>
          </table:table-cell>
          <table:table-cell office:value-type="float" office:value="0.0888594" calcext:value-type="float">
            <text:p>0.08885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392972" calcext:value-type="float">
            <text:p>0.000392972</text:p>
          </table:table-cell>
          <table:table-cell office:value-type="float" office:value="-0.00181418" calcext:value-type="float">
            <text:p>-0.00181418</text:p>
          </table:table-cell>
          <table:table-cell office:value-type="float" office:value="2.11603" calcext:value-type="float">
            <text:p>2.11603</text:p>
          </table:table-cell>
          <table:table-cell office:value-type="float" office:value="0.941117" calcext:value-type="float">
            <text:p>0.941117</text:p>
          </table:table-cell>
          <table:table-cell office:value-type="float" office:value="0.080126" calcext:value-type="float">
            <text:p>0.08012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245514" calcext:value-type="float">
            <text:p>0.000245514</text:p>
          </table:table-cell>
          <table:table-cell office:value-type="float" office:value="-0.00117724" calcext:value-type="float">
            <text:p>-0.00117724</text:p>
          </table:table-cell>
          <table:table-cell office:value-type="float" office:value="2.21053" calcext:value-type="float">
            <text:p>2.21053</text:p>
          </table:table-cell>
          <table:table-cell office:value-type="float" office:value="0.948715" calcext:value-type="float">
            <text:p>0.948715</text:p>
          </table:table-cell>
          <table:table-cell office:value-type="float" office:value="0.0719118" calcext:value-type="float">
            <text:p>0.0719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50668" calcext:value-type="float">
            <text:p>0.000150668</text:p>
          </table:table-cell>
          <table:table-cell office:value-type="float" office:value="-0.0007496" calcext:value-type="float">
            <text:p>-0.0007496</text:p>
          </table:table-cell>
          <table:table-cell office:value-type="float" office:value="2.30574" calcext:value-type="float">
            <text:p>2.30574</text:p>
          </table:table-cell>
          <table:table-cell office:value-type="float" office:value="0.955517" calcext:value-type="float">
            <text:p>0.955517</text:p>
          </table:table-cell>
          <table:table-cell office:value-type="float" office:value="0.0642342" calcext:value-type="float">
            <text:p>0.064234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908105" calcext:value-type="float">
            <text:p>9.08105E-005</text:p>
          </table:table-cell>
          <table:table-cell office:value-type="float" office:value="-0.000468296" calcext:value-type="float">
            <text:p>-0.000468296</text:p>
          </table:table-cell>
          <table:table-cell office:value-type="float" office:value="2.40161" calcext:value-type="float">
            <text:p>2.40161</text:p>
          </table:table-cell>
          <table:table-cell office:value-type="float" office:value="0.96158" calcext:value-type="float">
            <text:p>0.96158</text:p>
          </table:table-cell>
          <table:table-cell office:value-type="float" office:value="0.0571029" calcext:value-type="float">
            <text:p>0.057102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537477" calcext:value-type="float">
            <text:p>5.37477E-005</text:p>
          </table:table-cell>
          <table:table-cell office:value-type="float" office:value="-0.000287005" calcext:value-type="float">
            <text:p>-0.000287005</text:p>
          </table:table-cell>
          <table:table-cell office:value-type="float" office:value="2.49804" calcext:value-type="float">
            <text:p>2.49804</text:p>
          </table:table-cell>
          <table:table-cell office:value-type="float" office:value="0.966956" calcext:value-type="float">
            <text:p>0.966956</text:p>
          </table:table-cell>
          <table:table-cell office:value-type="float" office:value="0.0505199" calcext:value-type="float">
            <text:p>0.050519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312355" calcext:value-type="float">
            <text:p>3.12355E-005</text:p>
          </table:table-cell>
          <table:table-cell office:value-type="float" office:value="-0.000172542" calcext:value-type="float">
            <text:p>-0.000172542</text:p>
          </table:table-cell>
          <table:table-cell office:value-type="float" office:value="2.59498" calcext:value-type="float">
            <text:p>2.59498</text:p>
          </table:table-cell>
          <table:table-cell office:value-type="float" office:value="0.971702" calcext:value-type="float">
            <text:p>0.971702</text:p>
          </table:table-cell>
          <table:table-cell office:value-type="float" office:value="0.0444802" calcext:value-type="float">
            <text:p>0.044480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178224" calcext:value-type="float">
            <text:p>1.78224E-005</text:p>
          </table:table-cell>
          <table:table-cell office:value-type="float" office:value="-0.000101743" calcext:value-type="float">
            <text:p>-0.000101743</text:p>
          </table:table-cell>
          <table:table-cell office:value-type="float" office:value="2.69236" calcext:value-type="float">
            <text:p>2.69236</text:p>
          </table:table-cell>
          <table:table-cell office:value-type="float" office:value="0.97587" calcext:value-type="float">
            <text:p>0.97587</text:p>
          </table:table-cell>
          <table:table-cell office:value-type="float" office:value="0.0389727" calcext:value-type="float">
            <text:p>0.03897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998405" calcext:value-type="float">
            <text:p>9.98405E-006</text:p>
          </table:table-cell>
          <table:table-cell office:value-type="float" office:value="-0.0000588421" calcext:value-type="float">
            <text:p>-5.88421E-005</text:p>
          </table:table-cell>
          <table:table-cell office:value-type="float" office:value="2.79013" calcext:value-type="float">
            <text:p>2.79013</text:p>
          </table:table-cell>
          <table:table-cell office:value-type="float" office:value="0.979514" calcext:value-type="float">
            <text:p>0.979514</text:p>
          </table:table-cell>
          <table:table-cell office:value-type="float" office:value="0.033981" calcext:value-type="float">
            <text:p>0.03398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549148" calcext:value-type="float">
            <text:p>5.49148E-006</text:p>
          </table:table-cell>
          <table:table-cell office:value-type="float" office:value="-0.0000333752" calcext:value-type="float">
            <text:p>-3.33752E-005</text:p>
          </table:table-cell>
          <table:table-cell office:value-type="float" office:value="2.88825" calcext:value-type="float">
            <text:p>2.88825</text:p>
          </table:table-cell>
          <table:table-cell office:value-type="float" office:value="0.982683" calcext:value-type="float">
            <text:p>0.982683</text:p>
          </table:table-cell>
          <table:table-cell office:value-type="float" office:value="0.0294839" calcext:value-type="float">
            <text:p>0.029483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296621" calcext:value-type="float">
            <text:p>2.96621E-006</text:p>
          </table:table-cell>
          <table:table-cell office:value-type="float" office:value="-0.000018565" calcext:value-type="float">
            <text:p>-0.000018565</text:p>
          </table:table-cell>
          <table:table-cell office:value-type="float" office:value="2.98665" calcext:value-type="float">
            <text:p>2.98665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0254566" calcext:value-type="float">
            <text:p>0.025456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157416" calcext:value-type="float">
            <text:p>1.57416E-006</text:p>
          </table:table-cell>
          <table:table-cell office:value-type="float" office:value="-0.0000101272" calcext:value-type="float">
            <text:p>-1.01272E-005</text:p>
          </table:table-cell>
          <table:table-cell office:value-type="float" office:value="3.08532" calcext:value-type="float">
            <text:p>3.08532</text:p>
          </table:table-cell>
          <table:table-cell office:value-type="float" office:value="0.987789" calcext:value-type="float">
            <text:p>0.987789</text:p>
          </table:table-cell>
          <table:table-cell office:value-type="float" office:value="0.0218713" calcext:value-type="float">
            <text:p>0.021871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821647" calcext:value-type="float">
            <text:p>8.21647E-007</text:p>
          </table:table-cell>
          <table:table-cell office:value-type="float" office:value="-0.00000541754" calcext:value-type="float">
            <text:p>-5.41754E-006</text:p>
          </table:table-cell>
          <table:table-cell office:value-type="float" office:value="3.1842" calcext:value-type="float">
            <text:p>3.1842</text:p>
          </table:table-cell>
          <table:table-cell office:value-type="float" office:value="0.989814" calcext:value-type="float">
            <text:p>0.989814</text:p>
          </table:table-cell>
          <table:table-cell office:value-type="float" office:value="0.0186984" calcext:value-type="float">
            <text:p>0.0186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422721" calcext:value-type="float">
            <text:p>4.22721E-007</text:p>
          </table:table-cell>
          <table:table-cell office:value-type="float" office:value="-0.00000284202" calcext:value-type="float">
            <text:p>-0.000002842</text:p>
          </table:table-cell>
          <table:table-cell office:value-type="float" office:value="3.28327" calcext:value-type="float">
            <text:p>3.28327</text:p>
          </table:table-cell>
          <table:table-cell office:value-type="float" office:value="0.991541" calcext:value-type="float">
            <text:p>0.991541</text:p>
          </table:table-cell>
          <table:table-cell office:value-type="float" office:value="0.0159069" calcext:value-type="float">
            <text:p>0.015906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0000215336" calcext:value-type="float">
            <text:p>2.15336E-007</text:p>
          </table:table-cell>
          <table:table-cell office:value-type="float" office:value="-0.00000146207" calcext:value-type="float">
            <text:p>-1.46207E-006</text:p>
          </table:table-cell>
          <table:table-cell office:value-type="float" office:value="3.3825" calcext:value-type="float">
            <text:p>3.3825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0134652" calcext:value-type="float">
            <text:p>0.013465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0000010961" calcext:value-type="float">
            <text:p>1.0961E-007</text:p>
          </table:table-cell>
          <table:table-cell office:value-type="float" office:value="-0.000000737622" calcext:value-type="float">
            <text:p>-7.37622E-007</text:p>
          </table:table-cell>
          <table:table-cell office:value-type="float" office:value="3.48186" calcext:value-type="float">
            <text:p>3.48186</text:p>
          </table:table-cell>
          <table:table-cell office:value-type="float" office:value="0.994245" calcext:value-type="float">
            <text:p>0.994245</text:p>
          </table:table-cell>
          <table:table-cell office:value-type="float" office:value="0.0113419" calcext:value-type="float">
            <text:p>0.011341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000000567531" calcext:value-type="float">
            <text:p>5.67531E-008</text:p>
          </table:table-cell>
          <table:table-cell office:value-type="float" office:value="-0.000000364948" calcext:value-type="float">
            <text:p>-3.64948E-007</text:p>
          </table:table-cell>
          <table:table-cell office:value-type="float" office:value="3.58134" calcext:value-type="float">
            <text:p>3.58134</text:p>
          </table:table-cell>
          <table:table-cell office:value-type="float" office:value="0.995285" calcext:value-type="float">
            <text:p>0.995285</text:p>
          </table:table-cell>
          <table:table-cell office:value-type="float" office:value="0.00950604" calcext:value-type="float">
            <text:p>0.009506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0000030838" calcext:value-type="float">
            <text:p>3.0838E-008</text:p>
          </table:table-cell>
          <table:table-cell office:value-type="float" office:value="-0.000000177083" calcext:value-type="float">
            <text:p>-1.77083E-007</text:p>
          </table:table-cell>
          <table:table-cell office:value-type="float" office:value="3.68092" calcext:value-type="float">
            <text:p>3.68092</text:p>
          </table:table-cell>
          <table:table-cell office:value-type="float" office:value="0.996155" calcext:value-type="float">
            <text:p>0.996155</text:p>
          </table:table-cell>
          <table:table-cell office:value-type="float" office:value="0.00792778" calcext:value-type="float">
            <text:p>0.0079277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0000018377" calcext:value-type="float">
            <text:p>1.8377E-008</text:p>
          </table:table-cell>
          <table:table-cell office:value-type="float" office:value="-0.0000000842738" calcext:value-type="float">
            <text:p>-8.42738E-008</text:p>
          </table:table-cell>
          <table:table-cell office:value-type="float" office:value="3.78057" calcext:value-type="float">
            <text:p>3.78057</text:p>
          </table:table-cell>
          <table:table-cell office:value-type="float" office:value="0.996878" calcext:value-type="float">
            <text:p>0.996878</text:p>
          </table:table-cell>
          <table:table-cell office:value-type="float" office:value="0.00657871" calcext:value-type="float">
            <text:p>0.0065787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000000125005" calcext:value-type="float">
            <text:p>1.25005E-008</text:p>
          </table:table-cell>
          <table:table-cell office:value-type="float" office:value="-0.0000000393367" calcext:value-type="float">
            <text:p>-3.93367E-008</text:p>
          </table:table-cell>
          <table:table-cell office:value-type="float" office:value="3.88029" calcext:value-type="float">
            <text:p>3.88029</text:p>
          </table:table-cell>
          <table:table-cell office:value-type="float" office:value="0.997477" calcext:value-type="float">
            <text:p>0.997477</text:p>
          </table:table-cell>
          <table:table-cell office:value-type="float" office:value="0.00543207" calcext:value-type="float">
            <text:p>0.0054320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0000000978237" calcext:value-type="float">
            <text:p>9.78237E-009</text:p>
          </table:table-cell>
          <table:table-cell office:value-type="float" office:value="-0.0000000180104" calcext:value-type="float">
            <text:p>-0.000000018</text:p>
          </table:table-cell>
          <table:table-cell office:value-type="float" office:value="3.98006" calcext:value-type="float">
            <text:p>3.98006</text:p>
          </table:table-cell>
          <table:table-cell office:value-type="float" office:value="0.99797" calcext:value-type="float">
            <text:p>0.99797</text:p>
          </table:table-cell>
          <table:table-cell office:value-type="float" office:value="0.00446297" calcext:value-type="float">
            <text:p>0.0044629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0000000854916" calcext:value-type="float">
            <text:p>8.54916E-009</text:p>
          </table:table-cell>
          <table:table-cell office:value-type="float" office:value="-0.00000000808911" calcext:value-type="float">
            <text:p>-8.08911E-009</text:p>
          </table:table-cell>
          <table:table-cell office:value-type="float" office:value="4.07988" calcext:value-type="float">
            <text:p>4.07988</text:p>
          </table:table-cell>
          <table:table-cell office:value-type="float" office:value="0.998375" calcext:value-type="float">
            <text:p>0.998375</text:p>
          </table:table-cell>
          <table:table-cell office:value-type="float" office:value="0.00364851" calcext:value-type="float">
            <text:p>0.0036485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0000000800031" calcext:value-type="float">
            <text:p>0.000000008</text:p>
          </table:table-cell>
          <table:table-cell office:value-type="float" office:value="-0.00000000356423" calcext:value-type="float">
            <text:p>-3.56423E-009</text:p>
          </table:table-cell>
          <table:table-cell office:value-type="float" office:value="4.17973" calcext:value-type="float">
            <text:p>4.17973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0.00296783" calcext:value-type="float">
            <text:p>0.00296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776067" calcext:value-type="float">
            <text:p>7.76067E-009</text:p>
          </table:table-cell>
          <table:table-cell office:value-type="float" office:value="-0.00000000154085" calcext:value-type="float">
            <text:p>-1.54085E-009</text:p>
          </table:table-cell>
          <table:table-cell office:value-type="float" office:value="4.27962" calcext:value-type="float">
            <text:p>4.27962</text:p>
          </table:table-cell>
          <table:table-cell office:value-type="float" office:value="0.998972" calcext:value-type="float">
            <text:p>0.998972</text:p>
          </table:table-cell>
          <table:table-cell office:value-type="float" office:value="0.00240212" calcext:value-type="float">
            <text:p>0.0024021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0000000765802" calcext:value-type="float">
            <text:p>7.65802E-009</text:p>
          </table:table-cell>
          <table:table-cell office:value-type="float" office:value="-0.00000000065363" calcext:value-type="float">
            <text:p>-6.5363E-010</text:p>
          </table:table-cell>
          <table:table-cell office:value-type="float" office:value="4.37953" calcext:value-type="float">
            <text:p>4.37953</text:p>
          </table:table-cell>
          <table:table-cell office:value-type="float" office:value="0.999188" calcext:value-type="float">
            <text:p>0.999188</text:p>
          </table:table-cell>
          <table:table-cell office:value-type="float" office:value="0.00193456" calcext:value-type="float">
            <text:p>0.0019345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0000000761487" calcext:value-type="float">
            <text:p>7.61487E-009</text:p>
          </table:table-cell>
          <table:table-cell office:value-type="float" office:value="-0.000000000272101" calcext:value-type="float">
            <text:p>-2.72101E-010</text:p>
          </table:table-cell>
          <table:table-cell office:value-type="float" office:value="4.47945" calcext:value-type="float">
            <text:p>4.47945</text:p>
          </table:table-cell>
          <table:table-cell office:value-type="float" office:value="0.999362" calcext:value-type="float">
            <text:p>0.999362</text:p>
          </table:table-cell>
          <table:table-cell office:value-type="float" office:value="0.00155024" calcext:value-type="float">
            <text:p>0.0015502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000000759707" calcext:value-type="float">
            <text:p>7.59707E-009</text:p>
          </table:table-cell>
          <table:table-cell office:value-type="float" office:value="-0.000000000111177" calcext:value-type="float">
            <text:p>-1.11177E-010</text:p>
          </table:table-cell>
          <table:table-cell office:value-type="float" office:value="4.5794" calcext:value-type="float">
            <text:p>4.5794</text:p>
          </table:table-cell>
          <table:table-cell office:value-type="float" office:value="0.999501" calcext:value-type="float">
            <text:p>0.999501</text:p>
          </table:table-cell>
          <table:table-cell office:value-type="float" office:value="0.00123608" calcext:value-type="float">
            <text:p>0.001236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0000000758987" calcext:value-type="float">
            <text:p>7.58987E-009</text:p>
          </table:table-cell>
          <table:table-cell office:value-type="float" office:value="-0.0000000000445907" calcext:value-type="float">
            <text:p>-4.45907E-011</text:p>
          </table:table-cell>
          <table:table-cell office:value-type="float" office:value="4.67935" calcext:value-type="float">
            <text:p>4.67935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000980672" calcext:value-type="float">
            <text:p>0.0009806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00000007587" calcext:value-type="float">
            <text:p>7.587E-009</text:p>
          </table:table-cell>
          <table:table-cell office:value-type="float" office:value="-0.0000000000175587" calcext:value-type="float">
            <text:p>-1.75587E-011</text:p>
          </table:table-cell>
          <table:table-cell office:value-type="float" office:value="4.77932" calcext:value-type="float">
            <text:p>4.77932</text:p>
          </table:table-cell>
          <table:table-cell office:value-type="float" office:value="0.999698" calcext:value-type="float">
            <text:p>0.999698</text:p>
          </table:table-cell>
          <table:table-cell office:value-type="float" office:value="0.00077416" calcext:value-type="float">
            <text:p>0.0007741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0000000758589" calcext:value-type="float">
            <text:p>7.58589E-009</text:p>
          </table:table-cell>
          <table:table-cell office:value-type="float" office:value="-0.00000000000678936" calcext:value-type="float">
            <text:p>-6.78936E-012</text:p>
          </table:table-cell>
          <table:table-cell office:value-type="float" office:value="4.87929" calcext:value-type="float">
            <text:p>4.87929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000608089" calcext:value-type="float">
            <text:p>0.0006080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0000000758546" calcext:value-type="float">
            <text:p>7.58546E-009</text:p>
          </table:table-cell>
          <table:table-cell office:value-type="float" office:value="-0.00000000000257833" calcext:value-type="float">
            <text:p>-2.57833E-012</text:p>
          </table:table-cell>
          <table:table-cell office:value-type="float" office:value="4.97927" calcext:value-type="float">
            <text:p>4.97927</text:p>
          </table:table-cell>
          <table:table-cell office:value-type="float" office:value="0.999821" calcext:value-type="float">
            <text:p>0.999821</text:p>
          </table:table-cell>
          <table:table-cell office:value-type="float" office:value="0.000475262" calcext:value-type="float">
            <text:p>0.00047526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000000075853" calcext:value-type="float">
            <text:p>7.5853E-009</text:p>
          </table:table-cell>
          <table:table-cell office:value-type="float" office:value="-0.000000000000961855" calcext:value-type="float">
            <text:p>-9.61855E-013</text:p>
          </table:table-cell>
          <table:table-cell office:value-type="float" office:value="5.07926" calcext:value-type="float">
            <text:p>5.07926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0.000369597" calcext:value-type="float">
            <text:p>0.00036959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0000000758524" calcext:value-type="float">
            <text:p>7.58524E-009</text:p>
          </table:table-cell>
          <table:table-cell office:value-type="float" office:value="-0.000000000000352564" calcext:value-type="float">
            <text:p>-3.52564E-013</text:p>
          </table:table-cell>
          <table:table-cell office:value-type="float" office:value="5.17924" calcext:value-type="float">
            <text:p>5.17924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000285992" calcext:value-type="float">
            <text:p>0.000285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758522" calcext:value-type="float">
            <text:p>7.58522E-009</text:p>
          </table:table-cell>
          <table:table-cell office:value-type="float" office:value="-0.000000000000127007" calcext:value-type="float">
            <text:p>-1.27007E-013</text:p>
          </table:table-cell>
          <table:table-cell office:value-type="float" office:value="5.27923" calcext:value-type="float">
            <text:p>5.27923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000220195" calcext:value-type="float">
            <text:p>0.00022019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0000000758521" calcext:value-type="float">
            <text:p>7.58521E-009</text:p>
          </table:table-cell>
          <table:table-cell office:value-type="float" office:value="-0.0000000000000449772" calcext:value-type="float">
            <text:p>-4.49772E-014</text:p>
          </table:table-cell>
          <table:table-cell office:value-type="float" office:value="5.37923" calcext:value-type="float">
            <text:p>5.37923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168691" calcext:value-type="float">
            <text:p>0.00016869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0000000758521" calcext:value-type="float">
            <text:p>7.58521E-009</text:p>
          </table:table-cell>
          <table:table-cell office:value-type="float" office:value="-0.0000000000000156622" calcext:value-type="float">
            <text:p>-1.56622E-014</text:p>
          </table:table-cell>
          <table:table-cell office:value-type="float" office:value="5.47922" calcext:value-type="float">
            <text:p>5.47922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000128589" calcext:value-type="float">
            <text:p>0.00012858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5.3646E-015" calcext:value-type="float">
            <text:p>-5.3646E-015</text:p>
          </table:table-cell>
          <table:table-cell office:value-type="float" office:value="5.57922" calcext:value-type="float">
            <text:p>5.57922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0000975316" calcext:value-type="float">
            <text:p>9.75316E-0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80796E-015" calcext:value-type="float">
            <text:p>-1.80796E-015</text:p>
          </table:table-cell>
          <table:table-cell office:value-type="float" office:value="5.67922" calcext:value-type="float">
            <text:p>5.67922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0000736066" calcext:value-type="float">
            <text:p>7.36066E-00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5.9973E-016" calcext:value-type="float">
            <text:p>-5.9973E-016</text:p>
          </table:table-cell>
          <table:table-cell office:value-type="float" office:value="5.77921" calcext:value-type="float">
            <text:p>5.77921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0000552735" calcext:value-type="float">
            <text:p>5.52735E-0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95884E-016" calcext:value-type="float">
            <text:p>-1.95884E-016</text:p>
          </table:table-cell>
          <table:table-cell office:value-type="float" office:value="5.87921" calcext:value-type="float">
            <text:p>5.8792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0000412997" calcext:value-type="float">
            <text:p>4.12997E-0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6.3022E-017" calcext:value-type="float">
            <text:p>-6.3022E-017</text:p>
          </table:table-cell>
          <table:table-cell office:value-type="float" office:value="5.97921" calcext:value-type="float">
            <text:p>5.9792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0000307048" calcext:value-type="float">
            <text:p>3.07048E-0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9981E-017" calcext:value-type="float">
            <text:p>-1.9981E-017</text:p>
          </table:table-cell>
          <table:table-cell office:value-type="float" office:value="6.07921" calcext:value-type="float">
            <text:p>6.0792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0000227141" calcext:value-type="float">
            <text:p>2.27141E-0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6.24551E-018" calcext:value-type="float">
            <text:p>-6.24551E-018</text:p>
          </table:table-cell>
          <table:table-cell office:value-type="float" office:value="6.17921" calcext:value-type="float">
            <text:p>6.1792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000167191" calcext:value-type="float">
            <text:p>1.67191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92554E-018" calcext:value-type="float">
            <text:p>-1.92554E-018</text:p>
          </table:table-cell>
          <table:table-cell office:value-type="float" office:value="6.27921" calcext:value-type="float">
            <text:p>6.2792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0000122451" calcext:value-type="float">
            <text:p>1.22451E-00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5.85856E-019" calcext:value-type="float">
            <text:p>-5.85856E-019</text:p>
          </table:table-cell>
          <table:table-cell office:value-type="float" office:value="6.37921" calcext:value-type="float">
            <text:p>6.3792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89236" calcext:value-type="float">
            <text:p>8.9236E-00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76001E-019" calcext:value-type="float">
            <text:p>-1.76001E-019</text:p>
          </table:table-cell>
          <table:table-cell office:value-type="float" office:value="6.47921" calcext:value-type="float">
            <text:p>6.4792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647065" calcext:value-type="float">
            <text:p>6.47065E-00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5.22363E-020" calcext:value-type="float">
            <text:p>-5.22363E-020</text:p>
          </table:table-cell>
          <table:table-cell office:value-type="float" office:value="6.57921" calcext:value-type="float">
            <text:p>6.5792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00466859" calcext:value-type="float">
            <text:p>4.66859E-00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53257E-020" calcext:value-type="float">
            <text:p>-1.53257E-020</text:p>
          </table:table-cell>
          <table:table-cell office:value-type="float" office:value="6.67921" calcext:value-type="float">
            <text:p>6.6792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00335161" calcext:value-type="float">
            <text:p>3.35161E-00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4.44766E-021" calcext:value-type="float">
            <text:p>-4.44766E-021</text:p>
          </table:table-cell>
          <table:table-cell office:value-type="float" office:value="6.77921" calcext:value-type="float">
            <text:p>6.7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239415" calcext:value-type="float">
            <text:p>2.39415E-00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2776E-021" calcext:value-type="float">
            <text:p>-1.2776E-021</text:p>
          </table:table-cell>
          <table:table-cell office:value-type="float" office:value="6.87921" calcext:value-type="float">
            <text:p>6.8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170168" calcext:value-type="float">
            <text:p>1.70168E-00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3.63502E-022" calcext:value-type="float">
            <text:p>-3.63502E-022</text:p>
          </table:table-cell>
          <table:table-cell office:value-type="float" office:value="6.97921" calcext:value-type="float">
            <text:p>6.9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120348" calcext:value-type="float">
            <text:p>1.20348E-00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02514E-022" calcext:value-type="float">
            <text:p>-1.02514E-022</text:p>
          </table:table-cell>
          <table:table-cell office:value-type="float" office:value="7.07921" calcext:value-type="float">
            <text:p>7.0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846888" calcext:value-type="float">
            <text:p>8.46888E-00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2.86784E-023" calcext:value-type="float">
            <text:p>-2.86784E-023</text:p>
          </table:table-cell>
          <table:table-cell office:value-type="float" office:value="7.17921" calcext:value-type="float">
            <text:p>7.1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592987" calcext:value-type="float">
            <text:p>0.000000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7.96448E-024" calcext:value-type="float">
            <text:p>-7.96448E-024</text:p>
          </table:table-cell>
          <table:table-cell office:value-type="float" office:value="7.27921" calcext:value-type="float">
            <text:p>7.2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413138" calcext:value-type="float">
            <text:p>4.13138E-00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2.1976E-024" calcext:value-type="float">
            <text:p>-2.1976E-024</text:p>
          </table:table-cell>
          <table:table-cell office:value-type="float" office:value="7.37921" calcext:value-type="float">
            <text:p>7.3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286402" calcext:value-type="float">
            <text:p>2.86402E-00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6.02967E-025" calcext:value-type="float">
            <text:p>-6.02967E-025</text:p>
          </table:table-cell>
          <table:table-cell office:value-type="float" office:value="7.47921" calcext:value-type="float">
            <text:p>7.4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197555" calcext:value-type="float">
            <text:p>1.97555E-00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64654E-025" calcext:value-type="float">
            <text:p>-1.64654E-025</text:p>
          </table:table-cell>
          <table:table-cell office:value-type="float" office:value="7.57921" calcext:value-type="float">
            <text:p>7.5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135591" calcext:value-type="float">
            <text:p>1.35591E-00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4.47898E-026" calcext:value-type="float">
            <text:p>-4.47898E-026</text:p>
          </table:table-cell>
          <table:table-cell office:value-type="float" office:value="7.67921" calcext:value-type="float">
            <text:p>7.6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925986" calcext:value-type="float">
            <text:p>9.25986E-00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21482E-026" calcext:value-type="float">
            <text:p>-1.21482E-026</text:p>
          </table:table-cell>
          <table:table-cell office:value-type="float" office:value="7.77921" calcext:value-type="float">
            <text:p>7.7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629231" calcext:value-type="float">
            <text:p>6.29231E-00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3.28842E-027" calcext:value-type="float">
            <text:p>-3.28842E-027</text:p>
          </table:table-cell>
          <table:table-cell office:value-type="float" office:value="7.87921" calcext:value-type="float">
            <text:p>7.8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425449" calcext:value-type="float">
            <text:p>4.25449E-00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8.89253E-028" calcext:value-type="float">
            <text:p>-8.89253E-028</text:p>
          </table:table-cell>
          <table:table-cell office:value-type="float" office:value="7.97921" calcext:value-type="float">
            <text:p>7.9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286231" calcext:value-type="float">
            <text:p>2.86231E-00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2.40469E-028" calcext:value-type="float">
            <text:p>-2.40469E-028</text:p>
          </table:table-cell>
          <table:table-cell office:value-type="float" office:value="8.07921" calcext:value-type="float">
            <text:p>8.0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191609" calcext:value-type="float">
            <text:p>1.91609E-00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6.50916E-029" calcext:value-type="float">
            <text:p>-6.50916E-029</text:p>
          </table:table-cell>
          <table:table-cell office:value-type="float" office:value="8.17921" calcext:value-type="float">
            <text:p>8.1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127629" calcext:value-type="float">
            <text:p>1.27629E-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1.76552E-029" calcext:value-type="float">
            <text:p>-1.76552E-029</text:p>
          </table:table-cell>
          <table:table-cell office:value-type="float" office:value="8.27921" calcext:value-type="float">
            <text:p>8.2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845892" calcext:value-type="float">
            <text:p>8.45892E-00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000000075852" calcext:value-type="float">
            <text:p>7.5852E-009</text:p>
          </table:table-cell>
          <table:table-cell office:value-type="float" office:value="-4.80339E-030" calcext:value-type="float">
            <text:p>-4.80339E-030</text:p>
          </table:table-cell>
          <table:table-cell office:value-type="float" office:value="8.37921" calcext:value-type="float">
            <text:p>8.3792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0000557844" calcext:value-type="float">
            <text:p>5.57844E-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2:36:09.332817703</dc:date>
    <meta:document-statistic meta:table-count="1" meta:cell-count="618" meta:object-count="0"/>
    <meta:generator>LibreOffice/4.2.8.2$Linux_X86_64 LibreOffice_project/420m0$Build-2</meta:generator>
  </office:meta>
</office:document-meta>
</file>